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8ed4d" officeooo:paragraph-rsid="0018ed4d"/>
    </style:style>
    <style:style style:name="P2" style:family="paragraph" style:parent-style-name="Standard">
      <style:text-properties officeooo:rsid="001a2a70" officeooo:paragraph-rsid="001a2a70"/>
    </style:style>
    <style:style style:name="P3" style:family="paragraph" style:parent-style-name="Standard">
      <style:text-properties officeooo:rsid="001aa6ff" officeooo:paragraph-rsid="001aa6ff"/>
    </style:style>
    <style:style style:name="P4" style:family="paragraph" style:parent-style-name="Standard">
      <style:text-properties officeooo:rsid="001ab9b9" officeooo:paragraph-rsid="001ab9b9"/>
    </style:style>
    <style:style style:name="P5" style:family="paragraph" style:parent-style-name="Standard">
      <style:text-properties officeooo:rsid="001c479c" officeooo:paragraph-rsid="001c479c"/>
    </style:style>
    <style:style style:name="P6" style:family="paragraph" style:parent-style-name="Standard">
      <style:text-properties officeooo:rsid="001d3e94" officeooo:paragraph-rsid="001d3e94"/>
    </style:style>
    <style:style style:name="P7" style:family="paragraph" style:parent-style-name="Standard">
      <style:text-properties officeooo:rsid="001dc9ec" officeooo:paragraph-rsid="001dc9ec"/>
    </style:style>
    <style:style style:name="P8" style:family="paragraph" style:parent-style-name="Standard">
      <style:text-properties officeooo:rsid="001fcb6e" officeooo:paragraph-rsid="001fcb6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Testowanie na kartach graficznych różnych producentów (Shadery Capitan Africa kompilowały się przy włączonej karcie graficznej Intela a nie kompilowały się przy włączonej karcie graficznej Nvidi pod Linuxem)</text:p>
      <text:p text:style-name="P1"/>
      <text:p text:style-name="P2">2. Sprawdzanie maksymalnej wielkości tekstury (Na komputerze PC dzialala tekstura wysokiej rozdzielczosc a na telefonie nie działała?)</text:p>
      <text:p text:style-name="P2"/>
      <text:p text:style-name="P3">3. Sprawdzic czy w kodzie nie zostały fragmenty TODO list</text:p>
      <text:p text:style-name="P3"/>
      <text:p text:style-name="P3">4. Przeanalizowac wycieki pamieci Valgrindem</text:p>
      <text:p text:style-name="P3"/>
      <text:p text:style-name="P4">5.Usunac wszelkie cout oraz printf</text:p>
      <text:p text:style-name="P4"/>
      <text:p text:style-name="P5">6. Usunąć wszelkie warningi</text:p>
      <text:p text:style-name="P5"/>
      <text:p text:style-name="P5">7. Usunąć wszelkie glGetError()</text:p>
      <text:p text:style-name="P5"/>
      <text:p text:style-name="P6">8. Włączyć optymalizacje march i -O3</text:p>
      <text:p text:style-name="P6"/>
      <text:p text:style-name="P7">9. Ustawić projekt na Release</text:p>
      <text:p text:style-name="P1"/>
      <text:p text:style-name="P8">10.Sprawdzic jak będzie się zachowywac aplikacja w wysunieta karta pamieci</text:p>
      <text:p text:style-name="P1"><text:s text:c="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3T10:11:33.163929897</meta:creation-date>
    <dc:date>2018-02-07T12:35:55.173747825</dc:date>
    <meta:editing-duration>PT30M32S</meta:editing-duration>
    <meta:editing-cycles>8</meta:editing-cycles>
    <meta:generator>LibreOffice/5.1.6.2$Linux_X86_64 LibreOffice_project/10m0$Build-2</meta:generator>
    <meta:document-statistic meta:table-count="0" meta:image-count="0" meta:object-count="0" meta:page-count="1" meta:paragraph-count="11" meta:word-count="94" meta:character-count="678" meta:non-whitespace-character-count="592"/>
  </office:meta>
</office:document-meta>
</file>